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cc00" draw:textarea-horizontal-align="justify" draw:textarea-vertical-align="top" draw:auto-grow-height="false" fo:min-height="12.5cm" fo:min-width="4.709cm"/>
    </style:style>
    <style:style style:name="gr2" style:family="graphic" style:parent-style-name="standard">
      <style:graphic-properties draw:fill-color="#ffcc00" draw:textarea-horizontal-align="justify" draw:textarea-vertical-align="top" draw:auto-grow-height="false" fo:min-height="7.211cm" fo:min-width="3.569cm"/>
    </style:style>
    <style:style style:name="gr3" style:family="graphic" style:parent-style-name="standard">
      <style:graphic-properties draw:textarea-horizontal-align="justify" draw:textarea-vertical-align="middle" draw:auto-grow-height="false" fo:min-height="0.65cm" fo:min-width="0.589cm"/>
    </style:style>
    <style:style style:name="gr4" style:family="graphic" style:parent-style-name="standard">
      <style:graphic-properties draw:textarea-horizontal-align="justify" draw:textarea-vertical-align="middle" draw:auto-grow-height="false" fo:min-height="0.649cm" fo:min-width="0.589cm"/>
    </style:style>
    <style:style style:name="gr5" style:family="graphic" style:parent-style-name="standard">
      <style:graphic-properties draw:fill-color="#999999" draw:textarea-horizontal-align="justify" draw:textarea-vertical-align="top" draw:auto-grow-height="false" fo:min-height="2.537cm" fo:min-width="4.736cm"/>
    </style:style>
    <style:style style:name="gr6" style:family="graphic" style:parent-style-name="standard">
      <style:graphic-properties draw:fill-color="#669999" draw:textarea-horizontal-align="justify" draw:textarea-vertical-align="top" draw:auto-grow-height="false" fo:min-height="1.673cm" fo:min-width="4.396cm"/>
    </style:style>
    <style:style style:name="gr7" style:family="graphic" style:parent-style-name="standard">
      <style:graphic-properties draw:fill-color="#669999" draw:textarea-horizontal-align="justify" draw:textarea-vertical-align="top" draw:auto-grow-height="false" fo:min-height="1.673cm" fo:min-width="4.395cm"/>
    </style:style>
    <style:style style:name="gr8" style:family="graphic" style:parent-style-name="standard">
      <style:graphic-properties draw:fill-color="#669999" draw:opacity="50%" draw:textarea-horizontal-align="justify" draw:textarea-vertical-align="top" draw:auto-grow-height="false" fo:min-height="2.447cm" fo:min-width="4.445cm"/>
    </style:style>
    <style:style style:name="gr9" style:family="graphic" style:parent-style-name="standard">
      <style:graphic-properties draw:textarea-horizontal-align="justify" draw:textarea-vertical-align="middle" draw:auto-grow-height="false" fo:min-height="0.651cm" fo:min-width="0.588cm"/>
    </style:style>
    <style:style style:name="gr10" style:family="graphic" style:parent-style-name="standard">
      <style:graphic-properties draw:textarea-horizontal-align="justify" draw:textarea-vertical-align="middle" draw:auto-grow-height="false" fo:min-height="0.651cm" fo:min-width="0.589cm"/>
    </style:style>
    <style:style style:name="gr11" style:family="graphic" style:parent-style-name="standard">
      <style:graphic-properties draw:textarea-horizontal-align="justify" draw:textarea-vertical-align="middle" draw:auto-grow-height="false" fo:min-height="0.649cm" fo:min-width="0.59cm"/>
    </style:style>
    <style:style style:name="gr12" style:family="graphic" style:parent-style-name="standard">
      <style:graphic-properties draw:textarea-horizontal-align="justify" draw:textarea-vertical-align="middle" draw:auto-grow-height="false" fo:min-height="0.65cm" fo:min-width="0.59cm"/>
    </style:style>
    <style:style style:name="gr13" style:family="graphic" style:parent-style-name="standard">
      <style:graphic-properties draw:textarea-horizontal-align="justify" draw:textarea-vertical-align="middle" draw:auto-grow-height="false" fo:min-height="0.651cm" fo:min-width="0.59cm"/>
    </style:style>
    <style:style style:name="gr14" style:family="graphic" style:parent-style-name="objectwithoutfill">
      <style:graphic-properties draw:fill="none" draw:textarea-vertical-align="middle" draw:fontwork-style="rotate" draw:fontwork-distance="0.254cm" draw:fontwork-start="0cm" draw:fontwork-mirror="true" draw:fontwork-shadow-offset-x="0cm" draw:fontwork-shadow-offset-y="0cm"/>
    </style:style>
    <style:style style:name="gr15" style:family="graphic" style:parent-style-name="objectwithoutfill">
      <style:graphic-properties draw:fill="none" draw:textarea-vertical-align="middle" draw:fontwork-style="rotate" draw:fontwork-distance="0.254cm" draw:fontwork-start="0cm" draw:fontwork-shadow-offset-x="0cm" draw:fontwork-shadow-offset-y="0cm"/>
    </style:style>
    <style:style style:name="gr16" style:family="graphic" style:parent-style-name="standard">
      <style:graphic-properties draw:fill-color="#00cc00" draw:textarea-horizontal-align="justify" draw:textarea-vertical-align="top" draw:auto-grow-height="false" fo:min-height="1.46cm" fo:min-width="1.82cm"/>
    </style:style>
    <style:style style:name="gr17" style:family="graphic" style:parent-style-name="standard">
      <style:graphic-properties draw:fill-color="#00cc00" draw:textarea-horizontal-align="justify" draw:textarea-vertical-align="top" draw:auto-grow-height="false" fo:min-height="1.46cm" fo:min-width="1.821cm"/>
    </style:style>
    <style:style style:name="gr18" style:family="graphic" style:parent-style-name="standard">
      <style:graphic-properties draw:fill-color="#ff3399" draw:textarea-horizontal-align="justify" draw:textarea-vertical-align="middle" draw:auto-grow-height="false" fo:min-height="0.528cm" fo:min-width="0.277cm"/>
    </style:style>
    <style:style style:name="gr19" style:family="graphic" style:parent-style-name="standard">
      <style:graphic-properties draw:fill-color="#ff3399" draw:textarea-horizontal-align="justify" draw:textarea-vertical-align="middle" draw:auto-grow-height="false" fo:min-height="0.528cm" fo:min-width="0.278cm"/>
    </style:style>
    <style:style style:name="gr20" style:family="graphic" style:parent-style-name="objectwithoutfill">
      <style:graphic-properties draw:fill="none" draw:textarea-vertical-align="middle" draw:fontwork-style="rotate" draw:fontwork-adjust="center" draw:fontwork-distance="0.254cm" draw:fontwork-start="0cm" draw:fontwork-shadow-offset-x="0cm" draw:fontwork-shadow-offset-y="0cm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objectwithoutfill">
      <style:graphic-properties draw:fill="none" draw:textarea-vertical-align="middle" draw:fontwork-style="rotate" draw:fontwork-adjust="center" draw:fontwork-distance="0.254cm" draw:fontwork-start="0cm" draw:fontwork-mirror="true" draw:fontwork-shadow-offset-x="0cm" draw:fontwork-shadow-offset-y="0cm"/>
    </style:style>
    <style:style style:name="gr23" style:family="graphic" style:parent-style-name="standard">
      <style:graphic-properties draw:fill-color="#66cc00" draw:textarea-horizontal-align="justify" draw:textarea-vertical-align="top" draw:auto-grow-height="false" fo:min-height="2.29cm" fo:min-width="6.973cm"/>
    </style:style>
    <style:style style:name="gr24" style:family="graphic" style:parent-style-name="standard">
      <style:graphic-properties draw:textarea-horizontal-align="justify" draw:textarea-vertical-align="top" draw:auto-grow-height="false" fo:min-height="1.401cm" fo:min-width="5.088cm"/>
    </style:style>
    <style:style style:name="gr25" style:family="graphic" style:parent-style-name="standard">
      <style:graphic-properties draw:textarea-horizontal-align="justify" draw:textarea-vertical-align="top" draw:auto-grow-height="false" fo:min-height="1.02cm" fo:min-width="5.088cm"/>
    </style:style>
    <style:style style:name="gr26" style:family="graphic" style:parent-style-name="standard">
      <style:graphic-properties draw:textarea-horizontal-align="justify" draw:textarea-vertical-align="top" draw:auto-grow-height="false" fo:min-height="0.512cm" fo:min-width="5.088cm"/>
    </style:style>
    <style:style style:name="gr27" style:family="graphic" style:parent-style-name="standard">
      <style:graphic-properties draw:textarea-horizontal-align="justify" draw:textarea-vertical-align="top" draw:auto-grow-height="false" fo:min-height="0.49cm" fo:min-width="5.088cm"/>
    </style:style>
    <style:style style:name="P1" style:family="paragraph">
      <style:paragraph-properties fo:text-align="start"/>
    </style:style>
    <style:style style:name="P2" style:family="paragraph">
      <loext:graphic-properties draw:fill-color="#ffcc00"/>
      <style:paragraph-properties fo:text-align="start"/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-color="#999999"/>
      <style:paragraph-properties fo:text-align="start"/>
      <style:text-properties fo:font-size="12pt"/>
    </style:style>
    <style:style style:name="P6" style:family="paragraph">
      <loext:graphic-properties draw:fill-color="#669999"/>
      <style:paragraph-properties fo:text-align="start"/>
      <style:text-properties fo:font-size="12pt"/>
    </style:style>
    <style:style style:name="P7" style:family="paragraph">
      <style:paragraph-properties fo:text-align="end"/>
    </style:style>
    <style:style style:name="P8" style:family="paragraph">
      <loext:graphic-properties draw:fill-color="#669999" draw:opacity="50%"/>
      <style:paragraph-properties fo:text-align="end"/>
      <style:text-properties fo:font-size="12pt"/>
    </style:style>
    <style:style style:name="P9" style:family="paragraph">
      <loext:graphic-properties draw:fill="none"/>
      <style:paragraph-properties fo:text-align="center"/>
      <style:text-properties fo:font-size="12pt"/>
    </style:style>
    <style:style style:name="P10" style:family="paragraph">
      <loext:graphic-properties draw:fill-color="#00cc00"/>
      <style:paragraph-properties fo:text-align="start"/>
      <style:text-properties fo:font-size="12pt"/>
    </style:style>
    <style:style style:name="P11" style:family="paragraph">
      <loext:graphic-properties draw:fill-color="#ff3399"/>
      <style:paragraph-properties fo:text-align="center"/>
      <style:text-properties fo:font-size="12pt"/>
    </style:style>
    <style:style style:name="P12" style:family="paragraph">
      <loext:graphic-properties draw:fill="none"/>
      <style:text-properties fo:font-size="12pt"/>
    </style:style>
    <style:style style:name="P13" style:family="paragraph">
      <loext:graphic-properties draw:fill="none"/>
      <style:text-properties fo:font-size="12pt" style:font-size-asian="12pt" style:font-size-complex="12pt"/>
    </style:style>
    <style:style style:name="P14" style:family="paragraph">
      <loext:graphic-properties draw:fill-color="#66cc00"/>
      <style:paragraph-properties fo:text-align="start"/>
      <style:text-properties fo:font-size="12pt" fo:text-shadow="none" fo:font-weight="bold" style:font-weight-asian="bold" style:font-weight-complex="bold"/>
    </style:style>
    <style:style style:name="P15" style:family="paragraph">
      <style:paragraph-properties fo:text-align="start"/>
      <style:text-properties fo:font-size="12pt"/>
    </style:style>
    <style:style style:name="T1" style:family="text">
      <style:text-properties fo:font-size="12pt" fo:font-weight="bold" style:font-weight-asian="bold" style:font-weight-complex="bold"/>
    </style:style>
    <style:style style:name="T2" style:family="text">
      <style:text-properties fo:font-size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text-shadow="none" fo:font-weight="bold" style:font-weight-asian="bold" style:font-weight-complex="bold"/>
    </style:style>
    <style:style style:name="T5" style:family="text">
      <style:text-properties fo:font-size="10pt" fo:text-shadow="none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9" draw:id="id9" draw:layer="layout" svg:width="5.209cm" svg:height="12.75cm" draw:transform="skewX (-0.00645771823237902) rotate (-0.00663225115757828) translate (7.881cm 6.884cm)">
          <text:p text:style-name="P1"><text:span text:style-name="T1">default</text:span><text:span text:style-name="T2"> (collec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1" draw:id="id11" draw:layer="layout" svg:width="4.069cm" svg:height="7.461cm" draw:transform="skewX (-0.00680678408277789) rotate (-0.00663225115757829) translate (16.489cm 6.792cm)">
          <text:p text:style-name="P1"><text:span text:style-name="T1">private</text:span><text:span text:style-name="T2"> (collec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1.731cm" svg:height="1.43cm" svg:x="10.703cm" svg:y="12.049cm">
          <text:p text:style-name="P3"><text:span text:style-name="T2">Mona</text:span></text:p>
          <text:p text:style-name="P3"><text:span text:style-name="T2">Lisa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xml:id="id6" draw:id="id6" draw:layer="layout" svg:width="1.731cm" svg:height="1.429cm" svg:x="17.015cm" svg:y="12.059cm">
          <text:p text:style-name="P3"><text:span text:style-name="T2">Last</text:span></text:p>
          <text:p text:style-name="P3"><text:span text:style-name="T2">Supper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g>
          <draw:custom-shape draw:style-name="gr5" draw:text-style-name="P5" draw:layer="layout" svg:width="5.236cm" svg:height="2.787cm" svg:x="2.055cm" svg:y="7.726cm">
            <text:p text:style-name="P1"><text:span text:style-name="T1">archive</text:span><text:span text:style-name="T2"> (category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4.896cm" svg:height="1.923cm" svg:x="2.25cm" svg:y="8.494cm">
            <text:p text:style-name="P1"><text:span text:style-name="T1">seminar</text:span></text:p>
            <text:p text:style-name="P1"><text:span text:style-name="T2">(global group)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4.895cm" svg:height="1.923cm" svg:x="7.687cm" svg:y="8.485cm">
            <text:p text:style-name="P1"><text:span text:style-name="T1">lecture</text:span></text:p>
            <text:p text:style-name="P1"><text:span text:style-name="T2">(global group)</text:span>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8" xml:id="id13" draw:id="id13" draw:layer="layout" svg:width="4.945cm" svg:height="2.697cm" svg:x="10.474cm" svg:y="8.051cm">
          <text:p text:style-name="P7"><text:span text:style-name="T1">nice</text:span></text:p>
          <text:p text:style-name="P7"><text:span text:style-name="T2">(user grou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1" draw:id="id1" draw:layer="layout" svg:width="1.73cm" svg:height="1.431cm" svg:x="10.691cm" svg:y="8.681cm">
          <text:p text:style-name="P3"><text:span text:style-name="T2">Pic</text:span></text:p>
          <text:p text:style-name="P3"><text:span text:style-name="T2">A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4" xml:id="id7" draw:id="id7" draw:layer="layout" svg:width="1.731cm" svg:height="1.431cm" svg:x="17.015cm" svg:y="8.681cm">
          <text:p text:style-name="P3"><text:span text:style-name="T2">Pic</text:span></text:p>
          <text:p text:style-name="P3"><text:span text:style-name="T2">B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4" xml:id="id3" draw:id="id3" draw:layer="layout" svg:width="1.732cm" svg:height="1.429cm" svg:x="8.465cm" svg:y="14.4cm">
          <text:p text:style-name="P3"><text:span text:style-name="T2">Louvre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4" xml:id="id4" draw:id="id4" draw:layer="layout" svg:width="1.732cm" svg:height="1.43cm" svg:x="8.478cm" svg:y="17.677cm">
          <text:p text:style-name="P3"><text:span text:style-name="T2">Paris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4" xml:id="id5" draw:id="id5" draw:layer="layout" svg:width="1.732cm" svg:height="1.431cm" svg:x="10.695cm" svg:y="15.938cm">
          <text:p text:style-name="P3"><text:span text:style-name="T2">Leonardo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4" draw:text-style-name="P9" draw:layer="layout" draw:type="curve" svg:x1="11.556cm" svg:y1="10.112cm" svg:x2="11.568cm" svg:y2="12.049cm" draw:start-shape="id1" draw:start-glue-point="6" draw:end-shape="id2" draw:end-glue-point="4" svg:d="M11556 10112c0 1453 12 485 12 1937" svg:viewBox="0 0 13 1938">
          <text:p text:style-name="P3"><text:span text:style-name="T2">shows</text:span></text:p>
        </draw:connector>
        <draw:connector draw:style-name="gr14" draw:text-style-name="P9" draw:layer="layout" draw:type="curve" svg:x1="10.703cm" svg:y1="12.764cm" svg:x2="9.331cm" svg:y2="14.4cm" draw:start-shape="id2" draw:start-glue-point="5" draw:end-shape="id3" draw:end-glue-point="4" svg:d="M10703 12764c-915 0-1372 545-1372 1636" svg:viewBox="0 0 1373 1637">
          <text:p text:style-name="P3"><text:span text:style-name="T2">is located in</text:span></text:p>
        </draw:connector>
        <draw:connector draw:style-name="gr14" draw:text-style-name="P9" draw:layer="layout" draw:type="curve" svg:x1="9.331cm" svg:y1="15.829cm" svg:x2="9.344cm" svg:y2="17.677cm" draw:start-shape="id3" draw:start-glue-point="6" draw:end-shape="id4" draw:end-glue-point="4" svg:d="M9331 15829c0 1386 13 462 13 1848" svg:viewBox="0 0 14 1849">
          <text:p text:style-name="P3"><text:span text:style-name="T2">is located in</text:span></text:p>
        </draw:connector>
        <draw:connector draw:style-name="gr15" draw:text-style-name="P9" draw:layer="layout" draw:type="curve" svg:x1="11.561cm" svg:y1="15.938cm" svg:x2="11.568cm" svg:y2="13.479cm" draw:start-shape="id5" draw:start-glue-point="4" draw:end-shape="id2" draw:end-glue-point="6" svg:d="M11561 15938c0-1843 7-614 7-2459" svg:viewBox="0 0 8 2460">
          <text:p text:style-name="P3"><text:span text:style-name="T2">h.b. created by</text:span></text:p>
        </draw:connector>
        <draw:connector draw:style-name="gr15" draw:text-style-name="P9" draw:layer="layout" draw:type="curve" svg:x1="12.427cm" svg:y1="16.654cm" svg:x2="17.88cm" svg:y2="13.488cm" draw:start-shape="id5" draw:start-glue-point="7" draw:end-shape="id6" draw:end-glue-point="6" svg:d="M12427 16654c3636 0 5453-1055 5453-3166" svg:viewBox="0 0 5454 3167">
          <text:p text:style-name="P3"><text:span text:style-name="T2">has been created by</text:span></text:p>
        </draw:connector>
        <draw:connector draw:style-name="gr14" draw:text-style-name="P9" draw:layer="layout" draw:type="curve" svg:x1="17.88cm" svg:y1="10.112cm" svg:x2="17.88cm" svg:y2="12.059cm" draw:start-shape="id7" draw:start-glue-point="6" draw:end-shape="id6" draw:end-glue-point="4" svg:d="M17880 10112v1947" svg:viewBox="0 0 1 1948">
          <text:p text:style-name="P3"><text:span text:style-name="T2">shows</text:span></text:p>
        </draw:connector>
        <draw:connector draw:style-name="gr14" draw:text-style-name="P9" draw:layer="layout" draw:type="curve" svg:x1="17.015cm" svg:y1="12.774cm" svg:x2="12.434cm" svg:y2="12.764cm" draw:start-shape="id6" draw:start-glue-point="5" draw:end-shape="id2" draw:end-glue-point="7" svg:d="M17015 12774c-3436 0-1146-10-4581-10" svg:viewBox="0 0 4582 11">
          <text:p text:style-name="P3"><text:span text:style-name="T2">is related to</text:span></text:p>
        </draw:connector>
        <draw:custom-shape draw:style-name="gr16" draw:text-style-name="P10" xml:id="id8" draw:id="id8" draw:layer="layout" svg:width="2.504cm" svg:height="1.894cm" svg:x="13.483cm" svg:y="1.771cm">
          <text:p text:style-name="P1"><text:span text:style-name="T2">admi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xml:id="id10" draw:id="id10" draw:layer="layout" svg:width="2.505cm" svg:height="1.894cm" svg:x="9.525cm" svg:y="1.762cm">
          <text:p text:style-name="P1"><text:span text:style-name="T2">stud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1.099cm" svg:height="1.1cm" svg:x="14.216cm" svg:y="2.382cm">
          <text:p text:style-name="P3"><text:span text:style-name="T2">adm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1.1cm" svg:height="1.1cm" svg:x="7.338cm" svg:y="2.382cm">
          <text:p text:style-name="P3"><text:span text:style-name="T2">gue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xml:id="id12" draw:id="id12" draw:layer="layout" svg:width="1.099cm" svg:height="1.1cm" svg:x="10.223cm" svg:y="2.373cm">
          <text:p text:style-name="P3"><text:span text:style-name="T2">jdo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2" draw:layer="layout" draw:type="curve" svg:x1="14.735cm" svg:y1="3.665cm" svg:x2="10.485cm" svg:y2="6.901cm" draw:start-shape="id8" draw:start-glue-point="2" draw:end-shape="id9" draw:end-glue-point="0" svg:d="M14735 3665c0 2415-4250 797-4250 3236" svg:viewBox="0 0 4251 3237">
          <text:p><text:span text:style-name="T2">all</text:span></text:p>
        </draw:connector>
        <draw:connector draw:style-name="gr14" draw:text-style-name="P12" draw:layer="layout" draw:type="curve" svg:x1="10.777cm" svg:y1="3.656cm" svg:x2="10.485cm" svg:y2="6.901cm" draw:start-shape="id10" draw:start-glue-point="2" draw:end-shape="id9" draw:end-glue-point="0" svg:d="M10777 3656c0 2422-292 800-292 3245" svg:viewBox="0 0 293 3246">
          <text:p><text:span text:style-name="T2">read</text:span></text:p>
        </draw:connector>
        <draw:connector draw:style-name="gr20" draw:text-style-name="P12" draw:layer="layout" draw:type="curve" svg:x1="14.735cm" svg:y1="3.665cm" svg:x2="18.523cm" svg:y2="6.805cm" draw:start-shape="id8" draw:start-glue-point="2" draw:end-shape="id11" draw:end-glue-point="0" svg:d="M14735 3665c0 2346 3788 776 3788 3140" svg:viewBox="0 0 3789 3141">
          <text:p><text:span text:style-name="T2">all</text:span></text:p>
        </draw:connector>
        <draw:connector draw:style-name="gr21" draw:layer="layout" svg:x1="11.322cm" svg:y1="2.923cm" svg:x2="12.946cm" svg:y2="8.051cm" draw:start-shape="id12" draw:start-glue-point="10" draw:end-shape="id13" svg:d="M11322 2923h1624v5128" svg:viewBox="0 0 1625 5129">
          <text:p/>
        </draw:connector>
        <draw:custom-shape draw:style-name="gr16" draw:text-style-name="P10" xml:id="id14" draw:id="id14" draw:layer="layout" svg:width="2.504cm" svg:height="1.894cm" svg:x="17.419cm" svg:y="1.771cm">
          <text:p text:style-name="P1"><text:span text:style-name="T2">pro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1.099cm" svg:height="1.1cm" svg:x="18.152cm" svg:y="2.382cm">
          <text:p text:style-name="P3"><text:span text:style-name="T2">mross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3" draw:layer="layout" draw:type="curve" svg:x1="18.671cm" svg:y1="3.665cm" svg:x2="18.523cm" svg:y2="6.805cm" draw:start-shape="id14" draw:start-glue-point="2" draw:end-shape="id11" draw:end-glue-point="0" svg:d="M18671 3665c0 2346-148 776-148 3140" svg:viewBox="0 0 149 3141">
          <text:p><text:span text:style-name="T3">all</text:span></text:p>
        </draw:connector>
        <draw:custom-shape draw:style-name="gr23" draw:text-style-name="P14" draw:layer="layout" svg:width="7.472cm" svg:height="2.877cm" svg:x="14.61cm" svg:y="16.792cm">
          <text:p text:style-name="P1"><text:span text:style-name="T4">config</text:span></text:p>
          <text:p text:style-name="P1"><text:span text:style-name="T5"/></text:p>
          <text:p text:style-name="P1"><text:span text:style-name="T5">primary_relations: [‘shows’]</text:span></text:p>
          <text:p text:style-name="P1"><text:span text:style-name="T5">secondary_relations: [‘has been created by’]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4" draw:text-style-name="P13" draw:layer="layout" draw:type="curve" svg:x1="18.671cm" svg:y1="3.665cm" svg:x2="10.485cm" svg:y2="6.901cm" draw:start-shape="id14" draw:start-glue-point="2" draw:end-shape="id9" draw:end-glue-point="0" svg:d="M18671 3665c0 2415-8186 797-8186 3236" svg:viewBox="0 0 8187 3237">
          <text:p><text:span text:style-name="T3">read</text:span></text:p>
        </draw:connector>
        <draw:custom-shape draw:style-name="gr24" draw:text-style-name="P15" draw:layer="layout" svg:width="5.588cm" svg:height="1.651cm" svg:x="21.828cm" svg:y="5.318cm">
          <text:p text:style-name="P1"><text:span text:style-name="T2">person (kind)</text:span></text:p>
          <text:p text:style-name="P1"><text:span text:style-name="T1">fields</text:span><text:span text:style-name="T2">: gnd_id, wikidata_id</text:span></text:p>
          <text:p text:style-name="P1"><text:span text:style-name="T1">generators</text:span><text:span text:style-name="T2">: gnd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5.588cm" svg:height="1.27cm" svg:x="21.828cm" svg:y="7.731cm">
          <text:p text:style-name="P1"><text:span text:style-name="T2">work (kind)</text:span></text:p>
          <text:p text:style-name="P1"><text:span text:style-name="T1">fields</text:span><text:span text:style-name="T2">: wikidata_id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5.588cm" svg:height="1.651cm" svg:x="21.828cm" svg:y="5.318cm">
          <text:p text:style-name="P1"><text:span text:style-name="T2">person (kind)</text:span></text:p>
          <text:p text:style-name="P1"><text:span text:style-name="T1">fields</text:span><text:span text:style-name="T2">: gnd_id, wikidata_id</text:span></text:p>
          <text:p text:style-name="P1"><text:span text:style-name="T1">generators</text:span><text:span text:style-name="T2">: gnd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5.588cm" svg:height="0.762cm" svg:x="21.824cm" svg:y="9.509cm">
          <text:p text:style-name="P1"><text:span text:style-name="T2">institution (kind)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5.588cm" svg:height="0.74cm" svg:x="21.824cm" svg:y="10.809cm">
          <text:p text:style-name="P1"><text:span text:style-name="T2">location (kind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ritz Schepp</meta:initial-creator>
    <meta:creation-date>2018-09-29T18:07:46.193322735</meta:creation-date>
    <dc:date>2018-11-26T22:11:31.966755653</dc:date>
    <dc:creator>Moritz Schepp</dc:creator>
    <meta:editing-duration>PT10H30M42S</meta:editing-duration>
    <meta:editing-cycles>19</meta:editing-cycles>
    <meta:generator>LibreOffice/6.1.3.2$Linux_X86_64 LibreOffice_project/10$Build-2</meta:generator>
    <meta:document-statistic meta:object-count="40"/>
  </office:meta>
</office:document-meta>
</file>